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fo:font-style="normal" style:font-style-asian="normal" style:font-style-complex="normal"/>
    </style:style>
    <style:style style:name="P4" style:family="paragraph" style:parent-style-name="Standard">
      <style:text-properties fo:color="#0000ff"/>
    </style:style>
    <style:style style:name="P5" style:family="paragraph" style:parent-style-name="Standard">
      <style:text-properties fo:color="#0000ff" fo:font-style="normal" style:font-style-asian="normal" style:font-style-complex="normal"/>
    </style:style>
    <style:style style:name="P6" style:family="paragraph" style:parent-style-name="Standard">
      <style:text-properties style:use-window-font-color="true"/>
    </style:style>
    <style:style style:name="P7" style:family="paragraph" style:parent-style-name="Standard">
      <style:text-properties fo:font-size="10pt" fo:font-style="italic" style:font-size-asian="10pt" style:font-style-asian="italic" style:font-size-complex="10pt" style:font-style-complex="italic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Standard">
      <style:text-properties style:use-window-font-color="true" fo:font-size="10pt" fo:font-style="normal" style:font-size-asian="10pt" style:font-style-asian="normal" style:font-size-complex="10pt" style:font-style-complex="normal"/>
    </style:style>
    <style:style style:name="P10" style:family="paragraph" style:parent-style-name="Standard">
      <style:paragraph-properties fo:background-color="transparent">
        <style:background-image/>
      </style:paragraph-properties>
    </style:style>
    <style:style style:name="P11" style:family="paragraph" style:parent-style-name="Standard">
      <style:paragraph-properties fo:background-color="transparent">
        <style:background-image/>
      </style:paragraph-properties>
      <style:text-properties style:use-window-font-color="true" fo:font-size="10pt" fo:font-style="normal" style:font-size-asian="10pt" style:font-style-asian="normal" style:font-size-complex="10pt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s Least Squares Matching</text:p>
      <text:p text:style-name="Horizontal_20_Line"/>
      <text:p text:style-name="Standard">Includes:</text:p>
      <text:p text:style-name="P2">stdio.h</text:p>
      <text:p text:style-name="P2">math.h</text:p>
      <text:p text:style-name="P2">“Matrix.h”</text:p>
      <text:p text:style-name="P2">“NormalizedCrossCorrelation.h”</text:p>
      <text:p text:style-name="Horizontal_20_Line"/>
      <text:p text:style-name="P3">Methods:</text:p>
      <text:p text:style-name="P2">LeastSquaresMatching(); </text:p>
      <text:p text:style-name="P2">enum filterType { Gradient, Prewitt, Sobel }; </text:p>
      <text:p text:style-name="P2">int searchHomologous(Matrix *img1, Matrix *img2, double Tx, double Ty, double Mx, double My); </text:p>
      <text:p text:style-name="P2">void setTemplate(int _wh) { template_width = _wh; template_height = _wh; }; </text:p>
      <text:p text:style-name="P2">void setTemplate(int _w, int _h) { template_width = _w; template_height = _h; }; </text:p>
      <text:p text:style-name="P2">void setTemplateCenter(int _x, int _y) { template_center_x = _x; template_center_y = _y; }; </text:p>
      <text:p text:style-name="P2">void setMatchingWindowCenter(int _x, int _y) { matching_window_center_x = _x; matching_window_center_y = _y; }; </text:p>
      <text:p text:style-name="P2">void setGradientFilter(filterType _ft) { gradient_filter = _ft; }; </text:p>
      <text:p text:style-name="P2">int searchHomologous(Matrix *M1, Matrix *M2); </text:p>
      <text:p text:style-name="P2">double getBestP() { return best_p; }; </text:p>
      <text:p text:style-name="P2">double getBestX() { return best_x; }; </text:p>
      <text:p text:style-name="P2">double getBestY() { return best_y; }; </text:p>
      <text:p text:style-name="P2">Matrix&amp; getAffineParameters() { return affine_coefficients; }; </text:p>
      <text:p text:style-name="P2">void setMinStd(double _mstd) { ncc.setMinStd(_mstd); }; </text:p>
      <text:p text:style-name="P2">void setMaxIterations(int _its) { max_iterations = _its; }; </text:p>
      <text:p text:style-name="P2">void getNextPosition(double *x, double *y, int step_x, int step_y); </text:p>
      <text:p text:style-name="P2">void setConvergenceLimits(double _shift, double _scale, double _shear) { limit_shift_values = _shift; limit_scale_values = _scale; limit_shear_values = _shear; }; </text:p>
      <text:p text:style-name="Horizontal_20_Line"/>
      <text:p text:style-name="P3">Methods description:</text:p>
      <text:p text:style-name="P3"/>
      <text:p text:style-name="P3">Genaral notes:</text:p>
      <text:p text:style-name="P5">Matrices are images ranging from 0.0 to 1.0.</text:p>
      <text:p text:style-name="P5">This class has a built in filter methods, which are not used.</text:p>
      <text:p text:style-name="P3"/>
      <text:p text:style-name="P3">setTemplate</text:p>
      <text:p text:style-name="P5">Set template size.</text:p>
      <text:p text:style-name="P5">User may set both width and height at the same size or using different sizes.</text:p>
      <text:p text:style-name="P3"/>
      <text:p text:style-name="P3">setTemplateCenter</text:p>
      <text:p text:style-name="P5">Specifies the coordinates of the template center.</text:p>
      <text:p text:style-name="Standard"/>
      <text:p text:style-name="P3">setMatchingWindowCenter</text:p>
      <text:p text:style-name="P5">Specifies the coordinates of the matching window center.</text:p>
      <text:p text:style-name="Standard"/>
      <text:p text:style-name="Standard">searchHomologous</text:p>
      <text:p text:style-name="P4">Match matrices images M1 and M2.</text:p>
      <text:p text:style-name="P4">M1 is the reference, and M2 the searching image.</text:p>
      <text:p text:style-name="P4">All the previous parameters must be set before running this method.</text:p>
      <text:p text:style-name="Standard"/>
      <text:p text:style-name="Standard"><text:soft-page-break/>setGradientFilter</text:p>
      <text:p text:style-name="P4">Set gradient filter type, according to filterType.</text:p>
      <text:p text:style-name="P4">This method is not being used by the LSM.</text:p>
      <text:p text:style-name="Standard"/>
      <text:p text:style-name="Standard">getBestP</text:p>
      <text:p text:style-name="P4">After running searchHomologous(), informs the best pearson coefficient found. </text:p>
      <text:p text:style-name="P4"/>
      <text:p text:style-name="Standard">getBestX</text:p>
      <text:p text:style-name="P4">After running searchHomologous(), informs the best column coordinate found. </text:p>
      <text:p text:style-name="Standard"/>
      <text:p text:style-name="Standard">getBestY</text:p>
      <text:p text:style-name="P4">After running searchHomologous(), informs the best row coordinate found.</text:p>
      <text:p text:style-name="Standard"/>
      <text:p text:style-name="Standard">setMinStd</text:p>
      <text:p text:style-name="P4">Set the minimum template standard deviation evaluation.</text:p>
      <text:p text:style-name="P4">This method is useful to check if the template is ready to be correlated.</text:p>
      <text:p text:style-name="P4">Works with checkTemplateStd().</text:p>
      <text:p text:style-name="P4"/>
      <text:p text:style-name="P6">checkTemplateStd</text:p>
      <text:p text:style-name="P4">Check the template standard deviation.</text:p>
      <text:p text:style-name="Standard"/>
      <text:p text:style-name="P6">setMaxIterations</text:p>
      <text:p text:style-name="P4">Set the maximum number of iterations. Default is 10.</text:p>
      <text:p text:style-name="P4"/>
      <text:p text:style-name="P6">getAffineParameters</text:p>
      <text:p text:style-name="P4">Return the affine parameters (a0, a1, a2, b0, b1, b2) in a 6x1 matrix.</text:p>
      <text:p text:style-name="Standard"/>
      <text:p text:style-name="P6">checkTemplateStd</text:p>
      <text:p text:style-name="P4">Check the template standard deviation.</text:p>
      <text:p text:style-name="Standard"/>
      <text:p text:style-name="Standard">SetConvergenceLimits</text:p>
      <text:p text:style-name="P4">Change the limits of convergence shift acceptance between iterations.</text:p>
      <text:p text:style-name="P4">Default:</text:p>
      <text:p text:style-name="P4">shift: 0.05</text:p>
      <text:p text:style-name="P4">scale: 0.01</text:p>
      <text:p text:style-name="P4">shear: 0.01</text:p>
      <text:p text:style-name="P4">Shift parameters: a0, b0</text:p>
      <text:p text:style-name="P4">Scale parameters: a2, b1</text:p>
      <text:p text:style-name="P4">Shear parameters: a1, b2</text:p>
      <text:p text:style-name="P4">Please, see “Digital Photogrammetry”, T. Schenk, Terra Science, 1999, chapter 10, for more datails.</text:p>
      <text:p text:style-name="P4">Schenk considers affine parameters (t0, t1, t2, t3, t4, t5) instead of (a0, a1, a2, b0, b1, b2).</text:p>
      <text:p text:style-name="P10"/>
      <text:p text:style-name="Horizontal_20_Line"/>
      <text:p text:style-name="P7">The E-FOTO Team</text:p>
      <text:p text:style-name="P8"/>
      <text:p text:style-name="P8">Class developed by: Marcelo Teixeira Silveira</text:p>
      <text:p text:style-name="P9">Document: Marcelo Teixeira Silveira</text:p>
      <text:p text:style-name="P11">Date: 2011-201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elo SIlveira</meta:initial-creator>
    <meta:creation-date>2011-10-17T15:42:10</meta:creation-date>
    <dc:date>2012-02-13T11:56:42</dc:date>
    <dc:creator>Marcelo SIlveira</dc:creator>
    <meta:editing-duration>PT00H44M28S</meta:editing-duration>
    <meta:editing-cycles>10</meta:editing-cycles>
    <meta:generator>OpenOffice.org/3.2$Unix OpenOffice.org_project/320m12$Build-9483</meta:generator>
    <meta:document-statistic meta:table-count="0" meta:image-count="0" meta:object-count="0" meta:page-count="2" meta:paragraph-count="75" meta:word-count="434" meta:character-count="3110"/>
  </office:meta>
</office:document-meta>
</file>